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1.7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2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--dile-input-width</text:p>
          </table:table-cell>
          <table:table-cell office:value-type="string" calcext:value-type="string">
            <text:p>Input element width</text:p>
          </table:table-cell>
          <table:table-cell table:style-name="ce1" office:value-type="percentage" office:value="1" calcext:value-type="percentage">
            <text:p>100.00%</text:p>
          </table:table-cell>
          <table:table-cell/>
          <table:table-cell table:formula="of:=COM.MICROSOFT.CONCAT([.A1]; &quot;: &quot;; [.C1]; &quot;;&quot;)" office:value-type="string" office:string-value="--dile-input-width: 1;" calcext:value-type="string">
            <text:p>--dile-input-width: 1;</text:p>
          </table:table-cell>
        </table:table-row>
        <table:table-row table:style-name="ro1">
          <table:table-cell office:value-type="string" calcext:value-type="string">
            <text:p>--dile-input-border-width</text:p>
          </table:table-cell>
          <table:table-cell office:value-type="string" calcext:value-type="string">
            <text:p>Input element border width</text:p>
          </table:table-cell>
          <table:table-cell office:value-type="string" calcext:value-type="string">
            <text:p>1px</text:p>
          </table:table-cell>
          <table:table-cell/>
          <table:table-cell table:formula="of:=COM.MICROSOFT.CONCAT([.A2]; &quot;: &quot;; [.C2]; &quot;;&quot;)" office:value-type="string" office:string-value="--dile-input-border-width: 1px;" calcext:value-type="string">
            <text:p>--dile-input-border-width: 1px;</text:p>
          </table:table-cell>
        </table:table-row>
        <table:table-row table:style-name="ro1">
          <table:table-cell office:value-type="string" calcext:value-type="string">
            <text:p>--dile-input-border-color</text:p>
          </table:table-cell>
          <table:table-cell office:value-type="string" calcext:value-type="string">
            <text:p>Input element border color</text:p>
          </table:table-cell>
          <table:table-cell office:value-type="string" calcext:value-type="string">
            <text:p>#888</text:p>
          </table:table-cell>
          <table:table-cell/>
          <table:table-cell table:formula="of:=COM.MICROSOFT.CONCAT([.A3]; &quot;: &quot;; [.C3]; &quot;;&quot;)" office:value-type="string" office:string-value="--dile-input-border-color: #888;" calcext:value-type="string">
            <text:p>--dile-input-border-color: #888;</text:p>
          </table:table-cell>
        </table:table-row>
        <table:table-row table:style-name="ro1">
          <table:table-cell office:value-type="string" calcext:value-type="string">
            <text:p>--dile-input-border-radius</text:p>
          </table:table-cell>
          <table:table-cell office:value-type="string" calcext:value-type="string">
            <text:p>Input element border radius</text:p>
          </table:table-cell>
          <table:table-cell office:value-type="string" calcext:value-type="string">
            <text:p>5px</text:p>
          </table:table-cell>
          <table:table-cell/>
          <table:table-cell table:formula="of:=COM.MICROSOFT.CONCAT([.A4]; &quot;: &quot;; [.C4]; &quot;;&quot;)" office:value-type="string" office:string-value="--dile-input-border-radius: 5px;" calcext:value-type="string">
            <text:p>--dile-input-border-radius: 5px;</text:p>
          </table:table-cell>
        </table:table-row>
        <table:table-row table:style-name="ro1">
          <table:table-cell office:value-type="string" calcext:value-type="string">
            <text:p>--dile-input-error-border-color</text:p>
          </table:table-cell>
          <table:table-cell office:value-type="string" calcext:value-type="string">
            <text:p>Input element border on errored property = true</text:p>
          </table:table-cell>
          <table:table-cell office:value-type="string" calcext:value-type="string">
            <text:p>#c00</text:p>
          </table:table-cell>
          <table:table-cell/>
          <table:table-cell table:formula="of:=COM.MICROSOFT.CONCAT([.A5]; &quot;: &quot;; [.C5]; &quot;;&quot;)" office:value-type="string" office:string-value="--dile-input-error-border-color: #c00;" calcext:value-type="string">
            <text:p>--dile-input-error-border-color: #c00;</text:p>
          </table:table-cell>
        </table:table-row>
        <table:table-row table:style-name="ro1">
          <table:table-cell office:value-type="string" calcext:value-type="string">
            <text:p>--dile-input-focus-border-color</text:p>
          </table:table-cell>
          <table:table-cell office:value-type="string" calcext:value-type="string">
            <text:p>Input element border on focus</text:p>
          </table:table-cell>
          <table:table-cell office:value-type="string" calcext:value-type="string">
            <text:p>#6af</text:p>
          </table:table-cell>
          <table:table-cell/>
          <table:table-cell table:formula="of:=COM.MICROSOFT.CONCAT([.A6]; &quot;: &quot;; [.C6]; &quot;;&quot;)" office:value-type="string" office:string-value="--dile-input-focus-border-color: #6af;" calcext:value-type="string">
            <text:p>--dile-input-focus-border-color: #6af;</text:p>
          </table:table-cell>
        </table:table-row>
        <table:table-row table:style-name="ro1">
          <table:table-cell office:value-type="string" calcext:value-type="string">
            <text:p>--dile-input-disabled-border-color</text:p>
          </table:table-cell>
          <table:table-cell office:value-type="string" calcext:value-type="string">
            <text:p>Input element border when disabled</text:p>
          </table:table-cell>
          <table:table-cell office:value-type="string" calcext:value-type="string">
            <text:p>#eee</text:p>
          </table:table-cell>
          <table:table-cell/>
          <table:table-cell table:formula="of:=COM.MICROSOFT.CONCAT([.A7]; &quot;: &quot;; [.C7]; &quot;;&quot;)" office:value-type="string" office:string-value="--dile-input-disabled-border-color: #eee;" calcext:value-type="string">
            <text:p>--dile-input-disabled-border-color: #eee;</text:p>
          </table:table-cell>
        </table:table-row>
        <table:table-row table:style-name="ro1">
          <table:table-cell office:value-type="string" calcext:value-type="string">
            <text:p>--dile-input-font-size</text:p>
          </table:table-cell>
          <table:table-cell office:value-type="string" calcext:value-type="string">
            <text:p>Input element font size</text:p>
          </table:table-cell>
          <table:table-cell office:value-type="string" calcext:value-type="string">
            <text:p>1em</text:p>
          </table:table-cell>
          <table:table-cell/>
          <table:table-cell table:formula="of:=COM.MICROSOFT.CONCAT([.A8]; &quot;: &quot;; [.C8]; &quot;;&quot;)" office:value-type="string" office:string-value="--dile-input-font-size: 1em;" calcext:value-type="string">
            <text:p>--dile-input-font-size: 1em;</text:p>
          </table:table-cell>
        </table:table-row>
        <table:table-row table:style-name="ro1">
          <table:table-cell office:value-type="string" calcext:value-type="string">
            <text:p>--dile-input-line-height</text:p>
          </table:table-cell>
          <table:table-cell office:value-type="string" calcext:value-type="string">
            <text:p>Input element line height</text:p>
          </table:table-cell>
          <table:table-cell office:value-type="string" calcext:value-type="string">
            <text:p>1.5em</text:p>
          </table:table-cell>
          <table:table-cell/>
          <table:table-cell table:formula="of:=COM.MICROSOFT.CONCAT([.A9]; &quot;: &quot;; [.C9]; &quot;;&quot;)" office:value-type="string" office:string-value="--dile-input-line-height: 1.5em;" calcext:value-type="string">
            <text:p>--dile-input-line-height: 1.5em;</text:p>
          </table:table-cell>
        </table:table-row>
        <table:table-row table:style-name="ro1">
          <table:table-cell office:value-type="string" calcext:value-type="string">
            <text:p>--dile-input-label-font-size</text:p>
          </table:table-cell>
          <table:table-cell office:value-type="string" calcext:value-type="string">
            <text:p>Font size for the label</text:p>
          </table:table-cell>
          <table:table-cell office:value-type="string" calcext:value-type="string">
            <text:p>1em</text:p>
          </table:table-cell>
          <table:table-cell/>
          <table:table-cell table:formula="of:=COM.MICROSOFT.CONCAT([.A10]; &quot;: &quot;; [.C10]; &quot;;&quot;)" office:value-type="string" office:string-value="--dile-input-label-font-size: 1em;" calcext:value-type="string">
            <text:p>--dile-input-label-font-size: 1em;</text:p>
          </table:table-cell>
        </table:table-row>
        <table:table-row table:style-name="ro1">
          <table:table-cell office:value-type="string" calcext:value-type="string">
            <text:p>--dile-input-label-color</text:p>
          </table:table-cell>
          <table:table-cell office:value-type="string" calcext:value-type="string">
            <text:p>Color for the label text</text:p>
          </table:table-cell>
          <table:table-cell office:value-type="string" calcext:value-type="string">
            <text:p>#59e</text:p>
          </table:table-cell>
          <table:table-cell/>
          <table:table-cell table:formula="of:=COM.MICROSOFT.CONCAT([.A11]; &quot;: &quot;; [.C11]; &quot;;&quot;)" office:value-type="string" office:string-value="--dile-input-label-color: #59e;" calcext:value-type="string">
            <text:p>--dile-input-label-color: #59e;</text:p>
          </table:table-cell>
        </table:table-row>
        <table:table-row table:style-name="ro1">
          <table:table-cell office:value-type="string" calcext:value-type="string">
            <text:p>--dile-input-label-font-weight</text:p>
          </table:table-cell>
          <table:table-cell office:value-type="string" calcext:value-type="string">
            <text:p>Label text font weight</text:p>
          </table:table-cell>
          <table:table-cell office:value-type="string" calcext:value-type="string">
            <text:p>normal</text:p>
          </table:table-cell>
          <table:table-cell/>
          <table:table-cell table:formula="of:=COM.MICROSOFT.CONCAT([.A12]; &quot;: &quot;; [.C12]; &quot;;&quot;)" office:value-type="string" office:string-value="--dile-input-label-font-weight: normal;" calcext:value-type="string">
            <text:p>--dile-input-label-font-weight: normal;</text:p>
          </table:table-cell>
        </table:table-row>
        <table:table-row table:style-name="ro1">
          <table:table-cell office:value-type="string" calcext:value-type="string">
            <text:p>--dile-input-label-margin-bottom</text:p>
          </table:table-cell>
          <table:table-cell office:value-type="string" calcext:value-type="string">
            <text:p>Label marging bottom</text:p>
          </table:table-cell>
          <table:table-cell office:value-type="string" calcext:value-type="string">
            <text:p>4px</text:p>
          </table:table-cell>
          <table:table-cell/>
          <table:table-cell table:formula="of:=COM.MICROSOFT.CONCAT([.A13]; &quot;: &quot;; [.C13]; &quot;;&quot;)" office:value-type="string" office:string-value="--dile-input-label-margin-bottom: 4px;" calcext:value-type="string">
            <text:p>--dile-input-label-margin-bottom: 4px;</text:p>
          </table:table-cell>
        </table:table-row>
        <table:table-row table:style-name="ro1">
          <table:table-cell office:value-type="string" calcext:value-type="string">
            <text:p>--dile-input-background-color</text:p>
          </table:table-cell>
          <table:table-cell office:value-type="string" calcext:value-type="string">
            <text:p>Color for the background input element</text:p>
          </table:table-cell>
          <table:table-cell office:value-type="string" calcext:value-type="string">
            <text:p>#fff</text:p>
          </table:table-cell>
          <table:table-cell/>
          <table:table-cell table:formula="of:=COM.MICROSOFT.CONCAT([.A14]; &quot;: &quot;; [.C14]; &quot;;&quot;)" office:value-type="string" office:string-value="--dile-input-background-color: #fff;" calcext:value-type="string">
            <text:p>--dile-input-background-color: #fff;</text:p>
          </table:table-cell>
        </table:table-row>
        <table:table-row table:style-name="ro1">
          <table:table-cell office:value-type="string" calcext:value-type="string">
            <text:p>--dile-input-padding</text:p>
          </table:table-cell>
          <table:table-cell office:value-type="string" calcext:value-type="string">
            <text:p>Padding for the input text</text:p>
          </table:table-cell>
          <table:table-cell office:value-type="string" calcext:value-type="string">
            <text:p>5px</text:p>
          </table:table-cell>
          <table:table-cell/>
          <table:table-cell table:formula="of:=COM.MICROSOFT.CONCAT([.A15]; &quot;: &quot;; [.C15]; &quot;;&quot;)" office:value-type="string" office:string-value="--dile-input-padding: 5px;" calcext:value-type="string">
            <text:p>--dile-input-padding: 5px;</text:p>
          </table:table-cell>
        </table:table-row>
        <table:table-row table:style-name="ro1">
          <table:table-cell office:value-type="string" calcext:value-type="string">
            <text:p>--dile-input-color</text:p>
          </table:table-cell>
          <table:table-cell office:value-type="string" calcext:value-type="string">
            <text:p>Input text color</text:p>
          </table:table-cell>
          <table:table-cell office:value-type="string" calcext:value-type="string">
            <text:p>#303030</text:p>
          </table:table-cell>
          <table:table-cell/>
          <table:table-cell table:formula="of:=COM.MICROSOFT.CONCAT([.A16]; &quot;: &quot;; [.C16]; &quot;;&quot;)" office:value-type="string" office:string-value="--dile-input-color: #303030;" calcext:value-type="string">
            <text:p>--dile-input-color: #303030;</text:p>
          </table:table-cell>
        </table:table-row>
        <table:table-row table:style-name="ro1">
          <table:table-cell office:value-type="string" calcext:value-type="string">
            <text:p>--dile-input-placeholder-color</text:p>
          </table:table-cell>
          <table:table-cell office:value-type="string" calcext:value-type="string">
            <text:p>Placeholder color</text:p>
          </table:table-cell>
          <table:table-cell office:value-type="string" calcext:value-type="string">
            <text:p>#ccc</text:p>
          </table:table-cell>
          <table:table-cell/>
          <table:table-cell table:formula="of:=COM.MICROSOFT.CONCAT([.A17]; &quot;: &quot;; [.C17]; &quot;;&quot;)" office:value-type="string" office:string-value="--dile-input-placeholder-color: #ccc;" calcext:value-type="string">
            <text:p>--dile-input-placeholder-color: #ccc;</text:p>
          </table:table-cell>
        </table:table-row>
        <table:table-row table:style-name="ro1">
          <table:table-cell office:value-type="string" calcext:value-type="string">
            <text:p>--dile-input-text-align</text:p>
          </table:table-cell>
          <table:table-cell office:value-type="string" calcext:value-type="string">
            <text:p>Input text align</text:p>
          </table:table-cell>
          <table:table-cell office:value-type="string" calcext:value-type="string">
            <text:p>left</text:p>
          </table:table-cell>
          <table:table-cell/>
          <table:table-cell table:formula="of:=COM.MICROSOFT.CONCAT([.A18]; &quot;: &quot;; [.C18]; &quot;;&quot;)" office:value-type="string" office:string-value="--dile-input-text-align: left;" calcext:value-type="string">
            <text:p>--dile-input-text-align: left;</text:p>
          </table:table-cell>
        </table:table-row>
        <table:table-row table:style-name="ro1">
          <table:table-cell office:value-type="string" calcext:value-type="string">
            <text:p>--dile-input-message-padding-top</text:p>
          </table:table-cell>
          <table:table-cell office:value-type="string" calcext:value-type="string">
            <text:p>Space from input to message</text:p>
          </table:table-cell>
          <table:table-cell office:value-type="string" calcext:value-type="string">
            <text:p>4px</text:p>
          </table:table-cell>
          <table:table-cell/>
          <table:table-cell table:formula="of:=COM.MICROSOFT.CONCAT([.A19]; &quot;: &quot;; [.C19]; &quot;;&quot;)" office:value-type="string" office:string-value="--dile-input-message-padding-top: 4px;" calcext:value-type="string">
            <text:p>--dile-input-message-padding-top: 4px;</text:p>
          </table:table-cell>
        </table:table-row>
        <table:table-row table:style-name="ro1">
          <table:table-cell office:value-type="string" calcext:value-type="string">
            <text:p>--dile-input-message-font-size</text:p>
          </table:table-cell>
          <table:table-cell office:value-type="string" calcext:value-type="string">
            <text:p>Message font size</text:p>
          </table:table-cell>
          <table:table-cell office:value-type="string" calcext:value-type="string">
            <text:p>0.875rem</text:p>
          </table:table-cell>
          <table:table-cell/>
          <table:table-cell table:formula="of:=COM.MICROSOFT.CONCAT([.A20]; &quot;: &quot;; [.C20]; &quot;;&quot;)" office:value-type="string" office:string-value="--dile-input-message-font-size: 0.875rem;" calcext:value-type="string">
            <text:p>--dile-input-message-font-size: 0.875rem;</text:p>
          </table:table-cell>
        </table:table-row>
        <table:table-row table:style-name="ro1">
          <table:table-cell office:value-type="string" calcext:value-type="string">
            <text:p>--dile-input-message-color</text:p>
          </table:table-cell>
          <table:table-cell office:value-type="string" calcext:value-type="string">
            <text:p>Message text color</text:p>
          </table:table-cell>
          <table:table-cell office:value-type="string" calcext:value-type="string">
            <text:p>#888</text:p>
          </table:table-cell>
          <table:table-cell/>
          <table:table-cell table:formula="of:=COM.MICROSOFT.CONCAT([.A21]; &quot;: &quot;; [.C21]; &quot;;&quot;)" office:value-type="string" office:string-value="--dile-input-message-color: #888;" calcext:value-type="string">
            <text:p>--dile-input-message-color: #888;</text:p>
          </table:table-cell>
        </table:table-row>
        <table:table-row table:style-name="ro1">
          <table:table-cell office:value-type="string" calcext:value-type="string">
            <text:p>--dile-input-message-error-color</text:p>
          </table:table-cell>
          <table:table-cell office:value-type="string" calcext:value-type="string">
            <text:p>Message text color on errored state</text:p>
          </table:table-cell>
          <table:table-cell office:value-type="string" calcext:value-type="string">
            <text:p>#c00</text:p>
          </table:table-cell>
          <table:table-cell/>
          <table:table-cell table:formula="of:=COM.MICROSOFT.CONCAT([.A22]; &quot;: &quot;; [.C22]; &quot;;&quot;)" office:value-type="string" office:string-value="--dile-input-message-error-color: #c00;" calcext:value-type="string">
            <text:p>--dile-input-message-error-color: #c00;</text:p>
          </table:table-cell>
        </table:table-row>
        <table:table-row table:style-name="ro1">
          <table:table-cell office:value-type="string" calcext:value-type="string">
            <text:p>--dile-input-label-right-margin-left</text:p>
          </table:table-cell>
          <table:table-cell office:value-type="string" calcext:value-type="string">
            <text:p>Separation betweeen input and text placed on its right side</text:p>
          </table:table-cell>
          <table:table-cell office:value-type="string" calcext:value-type="string">
            <text:p>10px</text:p>
          </table:table-cell>
          <table:table-cell/>
          <table:table-cell table:formula="of:=COM.MICROSOFT.CONCAT([.A23]; &quot;: &quot;; [.C23]; &quot;;&quot;)" office:value-type="string" office:string-value="--dile-input-label-right-margin-left: 10px;" calcext:value-type="string">
            <text:p>--dile-input-label-right-margin-left: 10px;</text:p>
          </table:table-cell>
        </table:table-row>
        <table:table-row table:style-name="ro1">
          <table:table-cell office:value-type="string" calcext:value-type="string">
            <text:p>--dile-input-label-right-font-size</text:p>
          </table:table-cell>
          <table:table-cell office:value-type="string" calcext:value-type="string">
            <text:p>Text placed on the right side size</text:p>
          </table:table-cell>
          <table:table-cell office:value-type="string" calcext:value-type="string">
            <text:p>1.2em</text:p>
          </table:table-cell>
          <table:table-cell/>
          <table:table-cell table:formula="of:=COM.MICROSOFT.CONCAT([.A24]; &quot;: &quot;; [.C24]; &quot;;&quot;)" office:value-type="string" office:string-value="--dile-input-label-right-font-size: 1.2em;" calcext:value-type="string">
            <text:p>--dile-input-label-right-font-size: 1.2em;</text:p>
          </table:table-cell>
        </table:table-row>
        <table:table-row table:style-name="ro1">
          <table:table-cell table:number-columns-repeated="4"/>
          <table:table-cell table:formula="of:=COM.MICROSOFT.CONCAT([.A25]; &quot;: &quot;; [.C25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26]; &quot;: &quot;; [.C26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27]; &quot;: &quot;; [.C27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28]; &quot;: &quot;; [.C28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29]; &quot;: &quot;; [.C29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0]; &quot;: &quot;; [.C30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1]; &quot;: &quot;; [.C31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2]; &quot;: &quot;; [.C32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3]; &quot;: &quot;; [.C33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4]; &quot;: &quot;; [.C34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5]; &quot;: &quot;; [.C35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6]; &quot;: &quot;; [.C36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7]; &quot;: &quot;; [.C37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8]; &quot;: &quot;; [.C38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39]; &quot;: &quot;; [.C39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0]; &quot;: &quot;; [.C40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1]; &quot;: &quot;; [.C41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2]; &quot;: &quot;; [.C42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3]; &quot;: &quot;; [.C43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4]; &quot;: &quot;; [.C44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5]; &quot;: &quot;; [.C45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6]; &quot;: &quot;; [.C46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7]; &quot;: &quot;; [.C47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8]; &quot;: &quot;; [.C48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49]; &quot;: &quot;; [.C49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50]; &quot;: &quot;; [.C50]; &quot;;&quot;)" office:value-type="string" office:string-value=": ;" calcext:value-type="string">
            <text:p>: ;</text:p>
          </table:table-cell>
        </table:table-row>
        <table:table-row table:style-name="ro1">
          <table:table-cell table:number-columns-repeated="4"/>
          <table:table-cell table:formula="of:=COM.MICROSOFT.CONCAT([.A51]; &quot;: &quot;; [.C51]; &quot;;&quot;)" office:value-type="string" office:string-value=": ;" calcext:value-type="string">
            <text:p>: 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9:08:35.034158855</meta:creation-date>
    <dc:date>2023-10-15T09:10:51.234647887</dc:date>
    <meta:editing-duration>PT2M18S</meta:editing-duration>
    <meta:editing-cycles>1</meta:editing-cycles>
    <meta:document-statistic meta:table-count="1" meta:cell-count="123" meta:object-count="0"/>
    <meta:generator>LibreOffice/7.3.7.2$Linux_X86_64 LibreOffice_project/30$Build-2</meta:generator>
  </office:meta>
</office:document-meta>
</file>